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</style:style>
    <style:style style:name="P4" style:family="paragraph" style:parent-style-name="Standard">
      <style:paragraph-properties fo:margin-left="1.244cm" fo:margin-right="0cm" fo:line-height="10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>
          <style:tab-stop style:position="2.658cm"/>
        </style:tab-stops>
      </style:paragraph-properties>
    </style:style>
    <style:style style:name="P6" style:family="paragraph" style:parent-style-name="Standard" style:master-page-name="MP0">
      <style:paragraph-properties fo:line-height="100%" style:page-number="auto" fo:break-before="page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07677d"/>
    </style:style>
    <style:style style:name="P8" style:family="paragraph" style:parent-style-name="Standard">
      <style:paragraph-properties fo:margin-left="1.244cm" fo:margin-right="0cm" fo:line-height="100%" fo:text-indent="0cm" style:auto-text-indent="false">
        <style:tab-stops/>
      </style:paragraph-properties>
      <style:text-properties officeooo:paragraph-rsid="00092fc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92fcf" style:font-size-asian="12pt" style:font-size-complex="12pt"/>
    </style:style>
    <style:style style:name="T6" style:family="text">
      <style:text-properties fo:font-size="12pt" officeooo:rsid="000a1615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onte_20_parág._20_padrão"><text:span text:style-name="T1">RF4 – Inativação dos dados do cliente.</text:span></text:span></text:p>
      <text:p text:style-name="P1"><text:span text:style-name="Fonte_20_parág._20_padrão"><text:span text:style-name="T2">Descrição:</text:span></text:span></text:p>
      <text:p text:style-name="P4"><text:span text:style-name="Fonte_20_parág._20_padrão"><text:span text:style-name="T4">Com a tela de pesquisa aberta o usuário escolhe a opção </text:span></text:span><text:span text:style-name="Fonte_20_parág._20_padrão"><text:span text:style-name="T7">Inativar cliente.</text:span></text:span></text:p>
      <text:p text:style-name="P3"><text:span text:style-name="Fonte_20_parág._20_padrão"><text:span text:style-name="T2">Entrada:</text:span></text:span></text:p>
      <text:p text:style-name="P5"><text:span text:style-name="Fonte_20_parág._20_padrão"><text:span text:style-name="T4">Código, nome e CPF do cliente.</text:span></text:span></text:p>
      <text:p text:style-name="P1"><text:span text:style-name="Fonte_20_parág._20_padrão"><text:span text:style-name="T2">Processamento:</text:span></text:span></text:p>
      <text:p text:style-name="P8"><text:span text:style-name="Fonte_20_parág._20_padrão"><text:span text:style-name="T5">Deve ter somente um cliente </text:span></text:span><text:span text:style-name="Fonte_20_parág._20_padrão"><text:span text:style-name="T6">selecionado</text:span></text:span><text:span text:style-name="Fonte_20_parág._20_padrão"><text:span text:style-name="T5">.</text:span></text:span></text:p>
      <text:p text:style-name="P2"><text:span text:style-name="Fonte_20_parág._20_padrão"><text:span text:style-name="T2">Saída:</text:span></text:span></text:p>
      <text:p text:style-name="P7"><text:span text:style-name="Fonte_20_parág._20_padrão"><text:span text:style-name="T8"><text:tab/>Confirmação de inativação de dados do client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initial-creator>Rodrigo Felipe Cardoso</meta:initial-creator>
    <meta:creation-date>2015-09-17T18:57:00Z</meta:creation-date>
    <dc:date>2015-09-23T16:50:06.133000000</dc:date>
    <meta:editing-cycles>11</meta:editing-cycles>
    <meta:editing-duration>PT28M53S</meta:editing-duration>
    <meta:document-statistic meta:table-count="0" meta:image-count="0" meta:object-count="0" meta:page-count="1" meta:paragraph-count="9" meta:word-count="42" meta:character-count="266" meta:non-whitespace-character-count="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